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25-11-18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25-08-28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25-06-25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24-11-25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24-07-31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24-04-24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24-02-0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23-11-29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23-08-14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23-05-23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23-02-09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22-10-27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22-09-20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22-05-03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22-02-1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21-04-20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21-03-03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20-12-09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20-09-04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20-04-08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20-02-03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9-09-1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9-06-1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9-03-19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8-12-1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8-06-18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7-11-06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7-07-25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7-02-2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6-12-0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6-09-26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6-06-07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6-03-08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5-12-08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5-09-2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5-06-24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5-03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4-11-18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4-09-15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4-06-1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4-03-1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3-09-17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3-06-2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3-03-14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2-11-2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2-08-2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2-06-26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2-03-08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1-11-1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1-08-23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1-06-0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1-03-15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0-11-16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0-08-25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0-06-1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10-03-0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9-12-07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9-09-14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9-06-0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9-03-1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8-12-0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8-08-26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8-05-0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8-02-1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7-11-26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7-08-2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7-06-0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7-02-2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6-11-2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6-07-19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6-05-01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6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5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3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2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1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200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9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9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8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5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2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2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1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0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9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9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8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2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1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1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0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0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79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79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7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7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7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7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79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7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7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78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78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7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7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7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7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7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7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7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78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7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7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7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7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7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7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77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77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7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7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225075321702</text:p>
          </table:table-cell>
          <table:table-cell office:value-type="string" calcext:value-type="string">
            <text:p>66L <text:s/>2 SOW 107A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52" meta:object-count="0"/>
    <meta:user-defined meta:name="AppVersion">3.0</meta:user-defined>
  </office:meta>
</office:document-meta>
</file>